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e89" officeooo:paragraph-rsid="000e7e89"/>
    </style:style>
    <style:style style:name="P2" style:family="paragraph" style:parent-style-name="Standard">
      <style:paragraph-properties fo:text-align="end" style:justify-single-word="false"/>
      <style:text-properties officeooo:rsid="000e7e89" officeooo:paragraph-rsid="000e7e89"/>
    </style:style>
    <style:style style:name="P3" style:family="paragraph" style:parent-style-name="Standard" style:list-style-name="L1">
      <style:text-properties officeooo:rsid="000e7e89" officeooo:paragraph-rsid="000e7e89"/>
    </style:style>
    <style:style style:name="P4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e7e89" officeooo:paragraph-rsid="000e7e89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 style:list-style-name="L1">
      <style:text-properties fo:font-size="12pt" fo:font-style="normal" style:text-underline-style="none" fo:font-weight="normal" officeooo:rsid="000e7e89" officeooo:paragraph-rsid="000e7e8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0e7e89" officeooo:paragraph-rsid="000e7e8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text-properties fo:font-size="12pt" fo:font-style="normal" style:text-underline-style="none" fo:font-weight="normal" officeooo:rsid="000f9326" officeooo:paragraph-rsid="000f932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fo:font-size="12pt" fo:font-style="normal" style:text-underline-style="none" fo:font-weight="normal" officeooo:rsid="0010f7c7" officeooo:paragraph-rsid="000f932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fo:font-size="12pt" fo:font-style="normal" style:text-underline-style="none" fo:font-weight="normal" officeooo:rsid="0010f7c7" officeooo:paragraph-rsid="0010f7c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text-properties fo:font-size="12pt" fo:font-style="normal" style:text-underline-style="none" fo:font-weight="normal" officeooo:rsid="0011fe1f" officeooo:paragraph-rsid="0011fe1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fo:font-size="12pt" fo:font-style="normal" style:text-underline-style="none" fo:font-weight="normal" officeooo:rsid="0013da4a" officeooo:paragraph-rsid="0013da4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officeooo:paragraph-rsid="000e7e89"/>
    </style:style>
    <style:style style:name="T1" style:family="text">
      <style:text-properties style:text-position="super 58%"/>
    </style:style>
    <style:style style:name="T2" style:family="text">
      <style:text-properties fo:font-size="12pt" fo:font-style="normal" style:text-underline-style="none" fo:font-weight="normal" officeooo:rsid="000e7e89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officeooo:rsid="0010f7c7"/>
    </style:style>
    <style:style style:name="T4" style:family="text">
      <style:text-properties officeooo:rsid="0011fe1f"/>
    </style:style>
    <style:style style:name="T5" style:family="text">
      <style:text-properties officeooo:rsid="0013da4a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sé Carlos Mayoral Baños</text:p>
      <text:p text:style-name="P1"/>
      <text:p text:style-name="P4">Summary Robot Perception Lecture May 12<text:span text:style-name="T1">th</text:span> 2016</text:p>
      <text:p text:style-name="P4"/>
      <text:list xml:id="list4258119191579682230" text:style-name="L1">
        <text:list-item>
          <text:p text:style-name="P7">Cameras</text:p>
          <text:list>
            <text:list-item>
              <text:p text:style-name="P7">Continues....</text:p>
            </text:list-item>
            <text:list-item>
              <text:p text:style-name="P7">General Cameras</text:p>
              <text:list>
                <text:list-item>
                  <text:p text:style-name="P7">Matrix P representations:</text:p>
                  <text:list>
                    <text:list-item>
                      <text:p text:style-name="P7">Columns.. represents the vanishing points, in other world the world axis directions.</text:p>
                    </text:list-item>
                    <text:list-item>
                      <text:p text:style-name="P7">Rows... axis planes (x=0 and y=0) and principle plane.</text:p>
                    </text:list-item>
                    <text:list-item>
                      <text:p text:style-name="P7">General projective camera (P) maps x = PX</text:p>
                    </text:list-item>
                    <text:list-item>
                      <text:p text:style-name="P7">Matrix P is rank 3, with just 1D null space.</text:p>
                    </text:list-item>
                    <text:list-item>
                      <text:p text:style-name="P7">Null space is a 4D vector w<text:span text:style-name="T3">hich</text:span> <text:span text:style-name="T3">shows</text:span> the camera center at homogeneous coordinates.</text:p>
                    </text:list-item>
                    <text:list-item>
                      <text:p text:style-name="P7">If the null space is finite then the camera is finite, other wise is a infinite camera.</text:p>
                    </text:list-item>
                    <text:list-item>
                      <text:p text:style-name="P8">The principal plane for finite centers a 4 vector abcd represents the equation ax+by+cz+d = 0, remembering that points in the principal plane are the ones that are mapped to the infinity.</text:p>
                    </text:list-item>
                    <text:list-item>
                      <text:p text:style-name="P9">Principal axis is a normal of the principal plane.</text:p>
                    </text:list-item>
                    <text:list-item>
                      <text:p text:style-name="P9">Matrix P divides itself in blocks M|p4.</text:p>
                    </text:list-item>
                    <text:list-item>
                      <text:p text:style-name="P9">The last row of M shows the principal axis direction.</text:p>
                    </text:list-item>
                    <text:list-item>
                      <text:p text:style-name="P9">To find a backprojection <text:span text:style-name="T4">from the image poitn to the projective space</text:span> the pseudoinverse is needed.</text:p>
                    </text:list-item>
                    <text:list-item>
                      <text:p text:style-name="P10">Having the matrix P and the projective of a point X to x= PX we can compute the depth since PC = 0 being C the center of the camera.</text:p>
                    </text:list-item>
                    <text:list-item>
                      <text:p text:style-name="P10">w= m3(X-X) where m3 is the direction of the principal axis.</text:p>
                    </text:list-item>
                    <text:list-item>
                      <text:p text:style-name="P10">Normalizing M and m3 then w is the depth of X from C in the direction of principal axis.</text:p>
                    </text:list-item>
                    <text:list-item>
                      <text:p text:style-name="P10">SVD can be used to obtain intrinsic and extrinsic parameters.</text:p>
                    </text:list-item>
                    <text:list-item>
                      <text:p text:style-name="P10">Last column of V s the null space or C.</text:p>
                    </text:list-item>
                    <text:list-item>
                      <text:p text:style-name="P10">Other way to analyze P is taking M and use QR to find KR where K is the calibration matrix and R represents the homogeneous transformation.</text:p>
                    </text:list-item>
                    <text:list-item>
                      <text:p text:style-name="P10">K matrix considers skew and <text:span text:style-name="T5">focal length.</text:span></text:p>
                    </text:list-item>
                    <text:list-item>
                      <text:p text:style-name="P11">For Real world homographies are euclidean, general are used for generalization.</text:p>
                    </text:list-item>
                    <text:list-item>
                      <text:p text:style-name="P11">Infinity cameras has a singular M.</text:p>
                    </text:list-item>
                    <text:list-item>
                      <text:p text:style-name="P11">For calibration, given correspondences are used to calculate P.</text:p>
                    </text:list-item>
                    <text:list-item>
                      <text:p text:style-name="P11">Restricted camera estimation problem gives correspondences and some knowledge of P.</text:p>
                    </text:list-item>
                    <text:list-item>
                      <text:p text:style-name="P11">In vision, true projective camera is assumed but it doesn't consider lens distortion.</text:p>
                    </text:list-item>
                    <text:list-item>
                      <text:p text:style-name="P11">DLT or Gold standard can be used to compute P.</text:p>
                    </text:list-item>
                    <text:list-item>
                      <text:p text:style-name="P11">Lens distortion is solved considering it as radial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Multiple View Geometry.</text:p>
          <text:list>
            <text:list-item>
              <text:p text:style-name="P5">Represent geometric relations between two views of the same plane.</text:p>
            </text:list-item>
            <text:list-item>
              <text:p text:style-name="P5">Solver 3 problems.</text:p>
              <text:list>
                <text:list-item>
                  <text:p text:style-name="P5">Knowing matrix P and x how will be the correspondence point in the other plane.</text:p>
                </text:list-item>
                <text:list-item>
                  <text:p text:style-name="P5">Given both corresponding point, calculates P and P'</text:p>
                </text:list-item>
                <text:list-item>
                  <text:p text:style-name="P5">Give P, P' and both correspondencies, calculate 3D position of the points.</text:p>
                </text:list-item>
              </text:list>
            </text:list-item>
            <text:list-item>
              <text:p text:style-name="P5"><text:soft-page-break/>If both views are just a translation are called auto-epipolar.</text:p>
            </text:list-item>
            <text:list-item>
              <text:p text:style-name="P5">Epipolar Geometry.</text:p>
              <text:list>
                <text:list-item>
                  <text:p text:style-name="P5">Projective geometry of two views that just depends on the camera's internal parameters and relative poses of the cameras.</text:p>
                </text:list-item>
                <text:list-item>
                  <text:p text:style-name="P5">A matrix F captures the geometry of the epipolar geometry.</text:p>
                </text:list-item>
                <text:list-item>
                  <text:p text:style-name="P5">F computing is similar to homography matrix.</text:p>
                </text:list-item>
                <text:list-item>
                  <text:p text:style-name="P5">With F, P and P' camera properties matrix can be deduced.</text:p>
                </text:list-item>
                <text:list-item>
                  <text:p text:style-name="P5">Baseline connects both camera centers.</text:p>
                </text:list-item>
                <text:list-item>
                  <text:p text:style-name="P5">Epipolar plane is created with the baseline and the correspondence points.</text:p>
                </text:list-item>
                <text:list-item>
                  <text:p text:style-name="P5">Interesection of baseline and image planes are called Epipoles.</text:p>
                </text:list-item>
                <text:list-item>
                  <text:p text:style-name="P5">At rotating points the whole plane rotates according the baseline.</text:p>
                </text:list-item>
                <text:list-item>
                  <text:p text:style-name="P12"><text:span text:style-name="T2">Epipolar line </text:span>is the intersection of an epipolar plane with the image plane.</text:p>
                </text:list-item>
                <text:list-item>
                  <text:p text:style-name="P3">For correspondence points between two image we only need to look for the correspondence along the epipolar line.</text:p>
                </text:list-item>
                <text:list-item>
                  <text:p text:style-name="P3">All epipolar lines intersect at the epipole.</text:p>
                </text:list-item>
              </text:list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1:46:34.741912291</meta:creation-date>
    <dc:date>2016-05-15T13:17:36.905213293</dc:date>
    <meta:editing-duration>PT1H16M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50" meta:word-count="574" meta:character-count="3143" meta:non-whitespace-character-count="2667"/>
  </office:meta>
</office:document-meta>
</file>